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5.381cm" fo:margin-left="-0.132cm" style:page-number="auto" table:align="left" style:writing-mode="lr-tb"/>
    </style:style>
    <style:style style:name="Tableau1.A" style:family="table-column">
      <style:table-column-properties style:column-width="3.933cm"/>
    </style:style>
    <style:style style:name="Tableau1.B" style:family="table-column">
      <style:table-column-properties style:column-width="4.233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3.61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2" style:family="table">
      <style:table-properties style:width="15.261cm" fo:margin-left="-0.132cm" table:align="left" style:writing-mode="lr-tb"/>
    </style:style>
    <style:style style:name="Tableau2.A" style:family="table-column">
      <style:table-column-properties style:column-width="3.048cm"/>
    </style:style>
    <style:style style:name="Tableau2.B" style:family="table-column">
      <style:table-column-properties style:column-width="2.79cm"/>
    </style:style>
    <style:style style:name="Tableau2.C" style:family="table-column">
      <style:table-column-properties style:column-width="3.307cm"/>
    </style:style>
    <style:style style:name="Tableau2.D" style:family="table-column">
      <style:table-column-properties style:column-width="3.678cm"/>
    </style:style>
    <style:style style:name="Tableau2.E" style:family="table-column">
      <style:table-column-properties style:column-width="2.43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5.244cm" fo:margin-left="-0.123cm" table:align="left" style:writing-mode="lr-tb"/>
    </style:style>
    <style:style style:name="Tableau3.A" style:family="table-column">
      <style:table-column-properties style:column-width="7.62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variant="small-caps" style:font-name="Times New Roman" fo:font-size="12pt" fo:language="fr" fo:country="FR" style:font-size-asian="12pt" style:language-asian="fr" style:country-asian="FR" style:font-name-complex="Times New Roman" style:font-size-complex="12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text-properties officeooo:rsid="000f92a8" officeooo:paragraph-rsid="000f92a8"/>
    </style:style>
    <style:style style:name="P5" style:family="paragraph" style:parent-style-name="Standard">
      <style:text-properties officeooo:paragraph-rsid="000f92a8"/>
    </style:style>
    <style:style style:name="P6" style:family="paragraph" style:parent-style-name="Standard">
      <style:text-properties officeooo:paragraph-rsid="000fccaa"/>
    </style:style>
    <style:style style:name="P7" style:family="paragraph" style:parent-style-name="Standard">
      <style:text-properties officeooo:rsid="00111624" officeooo:paragraph-rsid="00111624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0" style:family="paragraph" style:parent-style-name="Heading_20_2">
      <style:text-properties officeooo:rsid="000fccaa" officeooo:paragraph-rsid="000fccaa"/>
    </style:style>
    <style:style style:name="P11" style:family="paragraph" style:parent-style-name="Heading_20_2">
      <style:text-properties officeooo:rsid="00111624" officeooo:paragraph-rsid="00111624"/>
    </style:style>
    <style:style style:name="P12" style:family="paragraph" style:parent-style-name="liste_20_2">
      <style:text-properties officeooo:rsid="000f92a8" officeooo:paragraph-rsid="000f92a8"/>
    </style:style>
    <style:style style:name="P13" style:family="paragraph" style:parent-style-name="liste_20_2">
      <style:text-properties officeooo:rsid="000fccaa" officeooo:paragraph-rsid="000fccaa"/>
    </style:style>
    <style:style style:name="P14" style:family="paragraph" style:parent-style-name="tableau">
      <style:text-properties fo:language="nl" fo:country="NL"/>
    </style:style>
    <style:style style:name="P15" style:family="paragraph" style:parent-style-name="tableau">
      <style:paragraph-properties style:snap-to-layout-grid="false"/>
    </style:style>
    <style:style style:name="P16" style:family="paragraph" style:parent-style-name="tableau">
      <style:text-properties fo:font-weight="bold" style:font-weight-asian="bold"/>
    </style:style>
    <style:style style:name="P17" style:family="paragraph" style:parent-style-name="tableau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tableau">
      <style:paragraph-properties fo:text-align="center" style:justify-single-word="false"/>
    </style:style>
    <style:style style:name="P19" style:family="paragraph" style:parent-style-name="tableau">
      <style:paragraph-properties style:snap-to-layout-grid="false"/>
      <style:text-properties officeooo:rsid="000fccaa" officeooo:paragraph-rsid="000fccaa"/>
    </style:style>
    <style:style style:name="P20" style:family="paragraph" style:parent-style-name="tableau">
      <style:paragraph-properties style:snap-to-layout-grid="false"/>
      <style:text-properties fo:font-weight="normal" officeooo:rsid="000fccaa" officeooo:paragraph-rsid="000fccaa" style:font-weight-asian="normal" style:font-weight-complex="normal"/>
    </style:style>
    <style:style style:name="P21" style:family="paragraph" style:parent-style-name="Header">
      <style:paragraph-properties>
        <style:tab-stops/>
      </style:paragraph-properties>
    </style:style>
    <style:style style:name="P2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3" style:family="paragraph" style:parent-style-name="liste_20_1">
      <style:text-properties officeooo:rsid="000f92a8" officeooo:paragraph-rsid="000f92a8"/>
    </style:style>
    <style:style style:name="P24" style:family="paragraph" style:parent-style-name="liste_20_1">
      <style:text-properties officeooo:rsid="000fccaa" officeooo:paragraph-rsid="000fccaa"/>
    </style:style>
    <style:style style:name="P2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f92a8"/>
    </style:style>
    <style:style style:name="T3" style:family="text">
      <style:text-properties fo:font-size="10pt" style:font-size-asian="10pt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f92a8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fcca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11624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tableau">Référence du document</text:p>
          </table:table-cell>
          <table:table-cell table:style-name="Tableau1.A1" office:value-type="string">
            <text:p text:style-name="tableau"/>
          </table:table-cell>
          <table:table-cell table:style-name="Tableau1.A1" office:value-type="string">
            <text:p text:style-name="tableau">version</text:p>
          </table:table-cell>
          <table:table-cell table:style-name="Tableau1.D1" office:value-type="string">
            <text:p text:style-name="tableau">1</text:p>
          </table:table-cell>
        </table:table-row>
        <table:table-row table:style-name="Tableau1.2">
          <table:table-cell table:style-name="Tableau1.A1" office:value-type="string">
            <text:p text:style-name="tableau">Auteurs création</text:p>
          </table:table-cell>
          <table:table-cell table:style-name="Tableau1.A1" office:value-type="string">
            <text:p text:style-name="tableau">Bapt<text:span text:style-name="T5">i</text:span>ste PERRAUD</text:p>
          </table:table-cell>
          <table:table-cell table:style-name="Tableau1.A1" office:value-type="string">
            <text:p text:style-name="tableau">Date de création</text:p>
          </table:table-cell>
          <table:table-cell table:style-name="Tableau1.D1" office:value-type="string">
            <text:p text:style-name="P14"><text:date style:data-style-name="N36" text:date-value="2015-03-20T11:47:53.466000077" text:fixed="true">20-03-2015</text:date></text:p>
          </table:table-cell>
        </table:table-row>
        <table:table-row table:style-name="Tableau1.1">
          <table:table-cell table:style-name="Tableau1.A1" office:value-type="string">
            <text:p text:style-name="tableau">Auteur modification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tableau">Date de modification</text:p>
          </table:table-cell>
          <table:table-cell table:style-name="Tableau1.D1" office:value-type="string">
            <text:p text:style-name="P14"><text:date style:data-style-name="N36" text:date-value="2015-03-20T12:24:29.701999844">20-03-2015</text:date></text:p>
          </table:table-cell>
        </table:table-row>
      </table:table>
      <text:p text:style-name="Standard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22" text:outline-level="1"><text:a xlink:type="simple" xlink:href="#__RefHeading___Toc1534270" text:style-name="Index_20_Link" text:visited-style-name="Index_20_Link">I) Contexte<text:tab/>2</text:a></text:h>
          <text:h text:style-name="P22" text:outline-level="1"><text:a xlink:type="simple" xlink:href="#__RefHeading___Toc1534271" text:style-name="Index_20_Link" text:visited-style-name="Index_20_Link">II) Définition du projet et objectifs<text:tab/>2</text:a></text:h>
          <text:h text:style-name="P25" text:outline-level="2"><text:a xlink:type="simple" xlink:href="#__RefHeading___Toc1534272" text:style-name="Index_20_Link" text:visited-style-name="Index_20_Link">A) Définition du projet<text:tab/>2</text:a></text:h>
          <text:h text:style-name="P25" text:outline-level="2"><text:a xlink:type="simple" xlink:href="#__RefHeading__59_495087770" text:style-name="Index_20_Link" text:visited-style-name="Index_20_Link">B) Objectifs visés<text:tab/>2</text:a></text:h>
          <text:h text:style-name="P25" text:outline-level="2"><text:a xlink:type="simple" xlink:href="#__RefHeading___Toc1534274" text:style-name="Index_20_Link" text:visited-style-name="Index_20_Link">C) Début du projet<text:tab/>2</text:a></text:h>
          <text:h text:style-name="P25" text:outline-level="2"><text:a xlink:type="simple" xlink:href="#__RefHeading___Toc1534275" text:style-name="Index_20_Link" text:visited-style-name="Index_20_Link">D) Fin du projet<text:tab/>2</text:a></text:h>
          <text:h text:style-name="P25" text:outline-level="2"><text:a xlink:type="simple" xlink:href="#__RefHeading___Toc1534276" text:style-name="Index_20_Link" text:visited-style-name="Index_20_Link">E) Budget du projet<text:tab/>2</text:a></text:h>
          <text:h text:style-name="P22" text:outline-level="1"><text:a xlink:type="simple" xlink:href="#__RefHeading___Toc1534277" text:style-name="Index_20_Link" text:visited-style-name="Index_20_Link">III) acteurs du projet<text:tab/>2</text:a></text:h>
          <text:h text:style-name="P25" text:outline-level="2"><text:a xlink:type="simple" xlink:href="#__RefHeading___Toc1534278" text:style-name="Index_20_Link" text:visited-style-name="Index_20_Link">A) maître d'ouvrage<text:tab/>2</text:a></text:h>
          <text:h text:style-name="P25" text:outline-level="2"><text:a xlink:type="simple" xlink:href="#__RefHeading___Toc1534279" text:style-name="Index_20_Link" text:visited-style-name="Index_20_Link">B) maître d'œuvre<text:tab/>2</text:a></text:h>
          <text:h text:style-name="P25" text:outline-level="2"><text:a xlink:type="simple" xlink:href="#__RefHeading___Toc1534280" text:style-name="Index_20_Link" text:visited-style-name="Index_20_Link">C) Compétence nécessaire<text:tab/>2</text:a></text:h>
          <text:h text:style-name="P22" text:outline-level="1"><text:a xlink:type="simple" xlink:href="#__RefHeading___Toc1534281" text:style-name="Index_20_Link" text:visited-style-name="Index_20_Link">IV) Produit du projet<text:tab/>3</text:a></text:h>
          <text:h text:style-name="P25" text:outline-level="2"><text:a xlink:type="simple" xlink:href="#__RefHeading___Toc1534282" text:style-name="Index_20_Link" text:visited-style-name="Index_20_Link">A) Portail<text:tab/>3</text:a></text:h>
          <text:h text:style-name="P25" text:outline-level="2"><text:a xlink:type="simple" xlink:href="#__RefHeading___Toc1534283" text:style-name="Index_20_Link" text:visited-style-name="Index_20_Link">B) Page d'un article<text:tab/>3</text:a></text:h>
          <text:h text:style-name="P25" text:outline-level="2"><text:a xlink:type="simple" xlink:href="#__RefHeading___Toc1534284" text:style-name="Index_20_Link" text:visited-style-name="Index_20_Link">C) Page d'une catégorie<text:tab/>3</text:a></text:h>
          <text:h text:style-name="P25" text:outline-level="2"><text:a xlink:type="simple" xlink:href="#__RefHeading___Toc1534285" text:style-name="Index_20_Link" text:visited-style-name="Index_20_Link">D) Page de gestion du système<text:tab/>3</text:a></text:h>
          <text:h text:style-name="P25" text:outline-level="2"><text:a xlink:type="simple" xlink:href="#__RefHeading___Toc1534286" text:style-name="Index_20_Link" text:visited-style-name="Index_20_Link">E) Pages de rédaction et d'édition d'articles<text:tab/>3</text:a></text:h>
          <text:h text:style-name="P22" text:outline-level="1"><text:a xlink:type="simple" xlink:href="#__RefHeading___Toc1534287" text:style-name="Index_20_Link" text:visited-style-name="Index_20_Link">V) Environnement du projet<text:tab/>3</text:a></text:h>
          <text:h text:style-name="P22" text:outline-level="1"><text:a xlink:type="simple" xlink:href="#__RefHeading___Toc1534288" text:style-name="Index_20_Link" text:visited-style-name="Index_20_Link">VI) Contraintes à respecter<text:tab/>3</text:a></text:h>
          <text:h text:style-name="P25" text:outline-level="2"><text:a xlink:type="simple" xlink:href="#__RefHeading___Toc1534289" text:style-name="Index_20_Link" text:visited-style-name="Index_20_Link">A) contraintes de délais<text:tab/>3</text:a></text:h>
        </text:index-body>
      </text:table-of-content>
      <text:p text:style-name="P1"/>
      <text:p text:style-name="P8"/>
      <text:h text:style-name="Heading_20_1" text:outline-level="1"><text:bookmark-start text:name="__RefHeading___Toc1534270"/>Contexte<text:bookmark-end text:name="__RefHeading___Toc1534270"/></text:h>
      <text:p text:style-name="P4">L'UTC est une école d'ingénieurs généraliste publique française.</text:p>
      <text:h text:style-name="Heading_20_1" text:outline-level="1"><text:bookmark-start text:name="__RefHeading___Toc1534271"/>Définition du projet et objectifs<text:bookmark-end text:name="__RefHeading___Toc1534271"/></text:h>
      <text:h text:style-name="Heading_20_2" text:outline-level="2"><text:bookmark-start text:name="__RefHeading___Toc1534272"/>Définition du projet<text:bookmark-end text:name="__RefHeading___Toc1534272"/></text:h>
      <text:p text:style-name="P5"><text:span text:style-name="T5">Le projet qui nous intéresse répond à un besoin de taille : permettre la réalisation et la gestion d'un journal étudiant en ligne.</text:span></text:p>
      <text:h text:style-name="Heading_20_2" text:outline-level="2"><text:bookmark-start text:name="__RefHeading___Toc1534273"/><text:bookmark-start text:name="__RefHeading__59_495087770"/>Objectifs visés<text:bookmark-end text:name="__RefHeading___Toc1534273"/> <text:bookmark-end text:name="__RefHeading__59_495087770"/></text:h>
      <text:list xml:id="list4296890856251188033" text:style-name="WW8Num33">
        <text:list-item>
          <text:p text:style-name="P23">Gérer les différents acteurs et leurs rôles au sein de la structure réalisée, en particulier :</text:p>
        </text:list-item>
      </text:list>
      <text:list xml:id="list4966708675370007797" text:style-name="WW8Num66">
        <text:list-item>
          <text:p text:style-name="liste_20_2">A<text:span text:style-name="T5">dministrateur, Modérateur et Lecteur pour la gestion du système et son accès en lecture</text:span></text:p>
        </text:list-item>
        <text:list-item>
          <text:p text:style-name="P12">Rédacteur, Éditeur pour l'écriture et l'édition des articles au cœur du système</text:p>
        </text:list-item>
      </text:list>
      <text:list xml:id="list122430899365611" text:continue-list="list4296890856251188033" text:style-name="WW8Num33">
        <text:list-item>
          <text:p text:style-name="P24">Permettre un usage confortable et ergonomique <text:span text:style-name="T8">via</text:span><text:span text:style-name="T6"> l'interface en ligne dédiée</text:span></text:p>
        </text:list-item>
      </text:list>
      <text:list xml:id="list122430888285135" text:continue-list="list4966708675370007797" text:style-name="WW8Num66">
        <text:list-item>
          <text:p text:style-name="P13">Système de comptes/sessions/connexions</text:p>
        </text:list-item>
        <text:list-item>
          <text:p text:style-name="P13">Créer une interface web classique, facile d'accès et intuitive</text:p>
        </text:list-item>
      </text:list>
      <text:list xml:id="list122429880623630" text:continue-list="list122430899365611" text:style-name="WW8Num33">
        <text:list-item>
          <text:p text:style-name="P24">Faire l'historique et le traçage des différentes actions réalisées (création suppression d'articles, de commentaires...)</text:p>
        </text:list-item>
      </text:list>
      <text:h text:style-name="Heading_20_2" text:outline-level="2"><text:bookmark-start text:name="__RefHeading___Toc1534274"/>Début du projet<text:bookmark-end text:name="__RefHeading___Toc1534274"/></text:h>
      <text:p text:style-name="P4">Printemps 2015</text:p>
      <text:h text:style-name="Heading_20_2" text:outline-level="2"><text:bookmark-start text:name="__RefHeading___Toc1534275"/>Fin du projet<text:bookmark-end text:name="__RefHeading___Toc1534275"/></text:h>
      <text:p text:style-name="P4">Printemps 2015</text:p>
      <text:h text:style-name="Heading_20_2" text:outline-level="2"><text:bookmark-start text:name="__RefHeading___Toc1534276"/>Budget du projet<text:bookmark-end text:name="__RefHeading___Toc1534276"/></text:h>
      <text:p text:style-name="P5"><text:span text:style-name="T5">20 000</text:span> €</text:p>
      <text:h text:style-name="Heading_20_1" text:outline-level="1"><text:bookmark-start text:name="__RefHeading___Toc1534277"/><text:span text:style-name="T1">a</text:span>cteurs du projet<text:bookmark-end text:name="__RefHeading___Toc1534277"/></text:h>
      <text:h text:style-name="Heading_20_2" text:outline-level="2"><text:bookmark-start text:name="__RefHeading___Toc1534278"/><text:span text:style-name="T1">m</text:span>aître d'ouvrage<text:bookmark-end text:name="__RefHeading___Toc1534278"/></text:h>
      <text:p text:style-name="Standard"><text:span text:style-name="T1">n</text:span>om : <text:span text:style-name="T2">UTC</text:span></text:p>
      <text:p text:style-name="P21">Fonction : cadre <text:span text:style-name="T5">et hôte du projet</text:span></text:p>
      <text:h text:style-name="Heading_20_2" text:outline-level="2"><text:bookmark-start text:name="__RefHeading___Toc1534279"/><text:span text:style-name="T1">m</text:span>aître d'œuvre<text:bookmark-end text:name="__RefHeading___Toc1534279"/></text:h>
      <text:p text:style-name="Standard"><text:span text:style-name="T1">n</text:span>om : <text:span text:style-name="T5">Baptiste</text:span> <text:span text:style-name="T2">PERRAUD</text:span></text:p>
      <text:p text:style-name="P21">Fonction : Chef de projet <text:span text:style-name="T5">FILETU</text:span></text:p>
      <text:h text:style-name="Heading_20_2" text:outline-level="2"><text:bookmark-start text:name="__RefHeading___Toc1534280"/>Compétence nécessaire<text:bookmark-end text:name="__RefHeading___Toc1534280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6">Compétence</text:p>
          </table:table-cell>
          <table:table-cell table:style-name="Tableau2.A1" office:value-type="string">
            <text:p text:style-name="P16">Service</text:p>
          </table:table-cell>
          <table:table-cell table:style-name="Tableau2.A1" office:value-type="string">
            <text:p text:style-name="P16">Responsable</text:p>
          </table:table-cell>
          <table:table-cell table:style-name="Tableau2.A1" office:value-type="string">
            <text:p text:style-name="P16">Personne pressentie</text:p>
          </table:table-cell>
          <table:table-cell table:style-name="Tableau2.E1" office:value-type="string">
            <text:p text:style-name="P16">Remarque</text:p>
          </table:table-cell>
        </table:table-row>
        <table:table-row table:style-name="Tableau2.1">
          <table:table-cell table:style-name="Tableau2.A1" office:value-type="string">
            <text:p text:style-name="P20">Responsable Modélisation</text:p>
          </table:table-cell>
          <table:table-cell table:style-name="Tableau2.A1" office:value-type="string">
            <text:p text:style-name="P19">Développement</text:p>
          </table:table-cell>
          <table:table-cell table:style-name="Tableau2.A1" office:value-type="string">
            <text:p text:style-name="P19">Marie SIMATIC</text:p>
          </table:table-cell>
          <table:table-cell table:style-name="Tableau2.A1" office:value-type="string">
            <text:p text:style-name="P15"/>
          </table:table-cell>
          <table:table-cell table:style-name="Tableau2.E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19">Responsable Technique</text:p>
          </table:table-cell>
          <table:table-cell table:style-name="Tableau2.A1" office:value-type="string">
            <text:p text:style-name="P19">Développement</text:p>
          </table:table-cell>
          <table:table-cell table:style-name="Tableau2.A1" office:value-type="string">
            <text:p text:style-name="P19">Tom PUEYO</text:p>
          </table:table-cell>
          <table:table-cell table:style-name="Tableau2.A1" office:value-type="string">
            <text:p text:style-name="P15"/>
          </table:table-cell>
          <table:table-cell table:style-name="Tableau2.E1" office:value-type="string">
            <text:p text:style-name="P15"/>
          </table:table-cell>
        </table:table-row>
      </table:table>
      <text:p text:style-name="Standard"/>
      <text:h text:style-name="Heading_20_1" text:outline-level="1"><text:bookmark-start text:name="__RefHeading___Toc1534281"/><text:soft-page-break/>Produit du projet<text:bookmark-end text:name="__RefHeading___Toc1534281"/></text:h>
      <text:h text:style-name="Heading_20_2" text:outline-level="2"><text:bookmark-start text:name="__RefHeading___Toc1534282"/>Portail<text:bookmark-end text:name="__RefHeading___Toc1534282"/></text:h>
      <text:p text:style-name="Standard">Il sera composé d’une page d’accueil comprenant :</text:p>
      <text:list xml:id="list122430741583036" text:continue-numbering="true" text:style-name="WW8Num33">
        <text:list-item>
          <text:p text:style-name="liste_20_1">Une barre de menu <text:span text:style-name="T7">principale</text:span> (recherche, plan du site, contact...)</text:p>
        </text:list-item>
        <text:list-item>
          <text:p text:style-name="P24">Un menu contextuel regroupant les catégories d'article existantes</text:p>
        </text:list-item>
        <text:list-item>
          <text:p text:style-name="P24">Un onglet permettant de se connecter</text:p>
        </text:list-item>
        <text:list-item>
          <text:p text:style-name="liste_20_1">Le logo de l’<text:span text:style-name="T7">UTC</text:span></text:p>
        </text:list-item>
        <text:list-item>
          <text:p text:style-name="liste_20_1">D’un texte proposant une présentation rapide d<text:span text:style-name="T7">u système mis en place</text:span></text:p>
        </text:list-item>
      </text:list>
      <text:h text:style-name="P10" text:outline-level="2"><text:bookmark-start text:name="__RefHeading___Toc1534283"/>Page d'un article<text:bookmark-end text:name="__RefHeading___Toc1534283"/></text:h>
      <text:p text:style-name="P6"><text:span text:style-name="T7">Comprenan</text:span>t :</text:p>
      <text:list xml:id="list122430961007922" text:continue-numbering="true" text:style-name="WW8Num33">
        <text:list-item>
          <text:p text:style-name="P24">L'article lui-même</text:p>
        </text:list-item>
        <text:list-item>
          <text:p text:style-name="P24">Les commentaires de l'article</text:p>
        </text:list-item>
        <text:list-item>
          <text:p text:style-name="P24">Les hyperliens menant aux articles liés</text:p>
        </text:list-item>
        <text:list-item>
          <text:p text:style-name="P24">Une interface de saisie/suppression de commentaires (si lecteur connecté)</text:p>
        </text:list-item>
        <text:list-item>
          <text:p text:style-name="P24">Une interface de modération de commentaires (si modérateur connecté)</text:p>
        </text:list-item>
        <text:list-item>
          <text:p text:style-name="P24">Une interface de couplages articles/catégories (si éditeur connecté)</text:p>
        </text:list-item>
      </text:list>
      <text:h text:style-name="P10" text:outline-level="2"><text:bookmark-start text:name="__RefHeading___Toc1534284"/>Page d'une catégorie<text:bookmark-end text:name="__RefHeading___Toc1534284"/></text:h>
      <text:p text:style-name="P6"><text:span text:style-name="T7">Comprenan</text:span>t :</text:p>
      <text:list xml:id="list122431224497666" text:continue-numbering="true" text:style-name="WW8Num33">
        <text:list-item>
          <text:p text:style-name="P24">Le nom de la catégorie</text:p>
        </text:list-item>
        <text:list-item>
          <text:p text:style-name="P24">La liste des sous-catégories associées</text:p>
        </text:list-item>
        <text:list-item>
          <text:p text:style-name="P24">La liste des articles appartenant à la catégorie visée</text:p>
        </text:list-item>
        <text:list-item>
          <text:p text:style-name="P24">Une interface permettant la création de rubriques/sous rubriques (si éditeur connecté)</text:p>
        </text:list-item>
      </text:list>
      <text:h text:style-name="P10" text:outline-level="2"><text:bookmark-start text:name="__RefHeading___Toc1534285"/>Page de gestion du système<text:bookmark-end text:name="__RefHeading___Toc1534285"/></text:h>
      <text:p text:style-name="P6"><text:span text:style-name="T7">Seulement visible/accessible par l'administrateur du système, comprenan</text:span>t <text:span text:style-name="T9">une interface de gestion des comptes, permettant la création, gestion des privilèges, suppression et ban de comptes utilisateurs</text:span></text:p>
      <text:h text:style-name="P11" text:outline-level="2"><text:bookmark-start text:name="__RefHeading___Toc1534286"/>Pages de rédaction et d'édition d'articles<text:bookmark-end text:name="__RefHeading___Toc1534286"/></text:h>
      <text:p text:style-name="P7">Utilisées par un rédacteur, pour écrire, modifier, supprimer, soumettre... un article, ou par un éditeur pour la gestion des articles, leur publication, vérification, etc.</text:p>
      <text:h text:style-name="Heading_20_1" text:outline-level="1"><text:bookmark-start text:name="__RefHeading___Toc1534287"/>Environnement du projet<text:bookmark-end text:name="__RefHeading___Toc1534287"/></text:h>
      <text:p text:style-name="P7">Le projet s'inscrit dans le cadre de l'UV NA17, et par conséquent comprend uniquement des étudiants dans la partie réalisation.</text:p>
      <text:p text:style-name="P7">De fait, les contraintes de disponibilité sont régies par les lois estudiantines, leurs horaires de cours, et autres.</text:p>
      <text:h text:style-name="Heading_20_1" text:outline-level="1"><text:bookmark-start text:name="__RefHeading___Toc1534288"/>Contraintes à respecter<text:bookmark-end text:name="__RefHeading___Toc1534288"/></text:h>
      <text:h text:style-name="Heading_20_2" text:outline-level="2"><text:bookmark-start text:name="__RefHeading___Toc1534289"/>contraintes de délais<text:bookmark-end text:name="__RefHeading___Toc1534289"/></text:h>
      <text:p text:style-name="Standard">Début du projet : <text:span text:style-name="T5">Printemps 2015</text:span></text:p>
      <text:p text:style-name="Standard">R<text:span text:style-name="T5">endu intermédiaire : 21 mars 2015</text:span></text:p>
      <text:p text:style-name="Standard"><text:soft-page-break/>Fin du projet : <text:span text:style-name="T5">Printemps 2015</text:span></text:p>
      <text:p text:style-name="P9"/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tableau"><text:span text:style-name="T4">Date :</text:span> <text:span text:style-name="T5">20 mars 2015</text:span></text:p>
          </table:table-cell>
          <table:table-cell table:style-name="Tableau3.A1" office:value-type="string">
            <text:p text:style-name="P17">Signature du chef de projet</text:p>
            <text:p text:style-name="P18"><text:span text:style-name="T5">Baptiste</text:span> <text:span text:style-name="T2">PERRAU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41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41cm" loext:contextual-spacing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41cm" loext:contextual-spacing="false" fo:keep-with-next="always"/>
      <style:text-properties fo:font-variant="small-caps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141cm" loext:contextual-spacing="false" fo:keep-with-next="always"/>
      <style:text-properties fo:font-variant="small-caps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141cm" loext:contextual-spacing="false" fo:keep-with-next="always"/>
      <style:text-properties fo:font-variant="small-caps" fo:font-size="10pt" style:font-size-asian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141cm" loext:contextual-spacing="false"/>
      <style:text-properties fo:font-variant="small-caps" fo:font-size="9pt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default-outline-level="1" style:list-style-name="" style:class="index">
      <style:text-properties fo:font-variant="small-caps" fo:font-weight="bold" style:font-weight-asian="bold"/>
    </style:style>
    <style:style style:name="liste_20_2" style:display-name="liste 2" style:family="paragraph" style:parent-style-name="Standard" style:list-style-name="WW8Num66"/>
    <style:style style:name="important" style:family="paragraph" style:parent-style-name="Standard">
      <style:text-properties fo:font-style="italic" fo:font-weight="bold" style:font-style-asian="italic" style:font-weight-asian="bold"/>
    </style:style>
    <style:style style:name="commentaire" style:family="paragraph" style:parent-style-name="Standard">
      <style:text-properties fo:font-size="8pt" style:font-size-asian="8pt"/>
    </style:style>
    <style:style style:name="tableau" style:family="paragraph" style:parent-style-name="Standard">
      <style:paragraph-properties fo:margin-top="0cm" fo:margin-bottom="0cm" loext:contextual-spacing="false" fo:text-align="start" style:justify-single-word="false"/>
      <style:text-properties fo:font-size="9pt" style:font-size-asian="9pt"/>
    </style:style>
    <style:style style:name="liste_20_1" style:display-name="liste 1" style:family="paragraph" style:parent-style-name="Standard" style:list-style-name="WW8Num33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2" style:list-style-name="" style:class="index">
      <style:paragraph-properties fo:margin-left="0.501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default-outline-level="3" style:list-style-name="" style:class="index">
      <style:paragraph-properties fo:margin-left="1cm" fo:margin-right="0cm" fo:text-indent="0cm" style:auto-text-indent="false"/>
      <style:text-properties fo:font-variant="small-caps" fo:font-size="10pt" fo:font-weight="bold" style:font-size-asian="10pt" style:font-weight-asian="bold"/>
    </style:style>
    <style:style style:name="Contents_20_4" style:display-name="Contents 4" style:family="paragraph" style:parent-style-name="Standard" style:next-style-name="Standard" style:default-outline-level="4" style:list-style-name="" style:class="index">
      <style:paragraph-properties fo:margin-left="1.501cm" fo:margin-right="0cm" fo:text-indent="0cm" style:auto-text-indent="false"/>
      <style:text-properties fo:font-variant="small-caps" fo:font-size="10pt" style:font-size-asian="10pt"/>
    </style:style>
    <style:style style:name="Contents_20_5" style:display-name="Contents 5" style:family="paragraph" style:parent-style-name="Standard" style:next-style-name="Standard" style:default-outline-level="5" style:list-style-name="" style:class="index">
      <style:paragraph-properties fo:margin-left="2cm" fo:margin-right="0cm" fo:text-indent="0cm" style:auto-text-indent="false"/>
      <style:text-properties fo:font-variant="small-caps" fo:font-size="9pt" fo:font-weight="bold" style:font-size-asian="9pt" style:font-weight-asian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20%" fo:text-align="start" style:justify-single-word="false"/>
      <style:text-properties style:font-name="Geneva" fo:font-family="Geneva, Arial" style:font-family-generic="swiss" style:font-pitch="variable" style:font-name-complex="Geneva" style:font-family-complex="Geneva, Arial" style:font-family-generic-complex="swiss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transparent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2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4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0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0z1" style:family="text"/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9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/>
    <style:style style:name="WW8Num6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fo:font-weight="normal" style:font-size-asian="11pt" style:font-style-asian="normal" style:font-weight-asian="normal" style:font-name-complex="Arial" style:font-family-complex="Arial" style:font-family-generic-complex="swiss" style:font-pitch-complex="variable" text:display="true"/>
    </style:style>
    <style:style style:name="WW8Num6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/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)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outline-level-style>
      <text:outline-level-style text:level="3" text:style-name="WW8Num2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outline-level-style>
      <text:outline-level-style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outline-level-style>
      <text:outline-level-style text:level="5" text:style-name="WW8Num2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0.6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614cm" fo:text-indent="-0.635cm" fo:margin-left="0.614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2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3z1" style:num-format="">
        <style:list-level-properties text:list-level-position-and-space-mode="label-alignment">
          <style:list-level-label-alignment text:label-followed-by="listtab" text:list-tab-stop-position="4.763cm" fo:text-indent="-1.016cm" fo:margin-left="4.763cm"/>
        </style:list-level-properties>
      </text:list-level-style-number>
      <text:list-level-style-number text:level="3" text:style-name="WW8Num3z1" style:num-format="1" text:display-levels="2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text:style-name="WW8Num3z1" style:num-format="1" text:display-levels="3">
        <style:list-level-properties text:list-level-position-and-space-mode="label-alignment">
          <style:list-level-label-alignment text:label-followed-by="listtab" text:list-tab-stop-position="5.271cm" fo:text-indent="-1.524cm" fo:margin-left="5.271cm"/>
        </style:list-level-properties>
      </text:list-level-style-number>
      <text:list-level-style-number text:level="5" text:style-name="WW8Num3z1" style:num-format="">
        <style:list-level-properties text:list-level-position-and-space-mode="label-alignment">
          <style:list-level-label-alignment text:label-followed-by="listtab" text:list-tab-stop-position="5.525cm" fo:text-indent="-1.778cm" fo:margin-left="5.525cm"/>
        </style:list-level-properties>
      </text:list-level-style-number>
      <text:list-level-style-number text:level="6" text:style-name="WW8Num3z1" style:num-format="1" text:display-levels="4">
        <style:list-level-properties text:list-level-position-and-space-mode="label-alignment">
          <style:list-level-label-alignment text:label-followed-by="listtab" text:list-tab-stop-position="5.779cm" fo:text-indent="-2.032cm" fo:margin-left="5.779cm"/>
        </style:list-level-properties>
      </text:list-level-style-number>
      <text:list-level-style-number text:level="7" text:style-name="WW8Num3z1" style:num-suffix="." style:num-format="1" text:display-levels="6">
        <style:list-level-properties text:list-level-position-and-space-mode="label-alignment">
          <style:list-level-label-alignment text:label-followed-by="listtab" text:list-tab-stop-position="6.033cm" fo:text-indent="-2.286cm" fo:margin-left="6.033cm"/>
        </style:list-level-properties>
      </text:list-level-style-number>
      <text:list-level-style-number text:level="8" text:style-name="WW8Num3z1" style:num-suffix="." style:num-format="1" text:display-levels="7">
        <style:list-level-properties text:list-level-position-and-space-mode="label-alignment">
          <style:list-level-label-alignment text:label-followed-by="listtab" text:list-tab-stop-position="6.287cm" fo:text-indent="-2.54cm" fo:margin-left="6.287cm"/>
        </style:list-level-properties>
      </text:list-level-style-number>
      <text:list-level-style-number text:level="9" text:style-name="WW8Num3z1" style:num-suffix="." style:num-format="1" text:display-levels="8">
        <style:list-level-properties text:list-level-position-and-space-mode="label-alignment">
          <style:list-level-label-alignment text:label-followed-by="listtab" text:list-tab-stop-position="6.541cm" fo:text-indent="-2.794cm" fo:margin-left="6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0.593cm" fo:text-indent="-0.635cm" fo:margin-left="0.59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.249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021cm" fo:text-indent="-0.635cm" fo:margin-left="0.02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rticle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text:style-name="WW8Num11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1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1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1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1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1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.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8Num12z0" style:num-prefix=".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WW8Num12z0" style:num-prefix="." style:num-format="I">
        <style:list-level-properties text:list-level-position-and-space-mode="label-alignment">
          <style:list-level-label-alignment text:label-followed-by="listtab" text:list-tab-stop-position="3.175cm" fo:margin-left="1.27cm"/>
        </style:list-level-properties>
      </text:list-level-style-number>
      <text:list-level-style-number text:level="4" text:style-name="WW8Num12z0" style:num-prefix="." style:num-format="1">
        <style:list-level-properties text:list-level-position-and-space-mode="label-alignment">
          <style:list-level-label-alignment text:label-followed-by="listtab" text:list-tab-stop-position="3.81cm" fo:margin-left="2.54cm"/>
        </style:list-level-properties>
      </text:list-level-style-number>
      <text:list-level-style-number text:level="5" text:style-name="WW8Num12z0" style:num-pre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3.81cm"/>
        </style:list-level-properties>
      </text:list-level-style-number>
      <text:list-level-style-number text:level="6" text:style-name="WW8Num12z0" style:num-prefix="()" style:num-format="a" style:num-letter-sync="true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7" text:style-name="WW8Num12z0" style:num-prefix="()" style:num-format="i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8" text:style-name="WW8Num12z0" style:num-prefix="()" style:num-format="a" style:num-letter-sync="true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9" text:style-name="WW8Num12z0" style:num-prefix="()" style:num-format="i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3z1" style:num-pre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13z2" style:num-pre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13z3" style:num-pre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13z4" style:num-pre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13z5" style:num-prefix="(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3z6" style:num-prefix="(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3z7" style:num-prefix="(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3z8" style:num-prefix="(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WW8Num15z1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5z1" style:num-format="1" text:display-levels="3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WW8Num15z1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WW8Num15z1" style:num-format="1" text:display-levels="4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WW8Num15z1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WW8Num15z1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5z1" style:num-suffix="." style:num-format="1" text:display-levels="8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WW8Num18z0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WW8Num18z0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8z0" style:num-prefix="." style:num-format="1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WW8Num18z0" style:num-prefix=".." style:num-suffix=".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WW8Num18z0" style:num-prefix=".." style:num-suffix=".." style:num-format="1" text:display-levels="4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WW8Num18z0" style:num-prefix=".." style:num-format="1" text:display-levels="4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WW8Num18z0" style:num-prefix=".." style:num-suffix="..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8z0" style:num-prefix=".." style:num-suffix=".." style:num-format="1" text:display-levels="7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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 3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9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29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29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29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29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29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29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29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text:list-tab-stop-position="0.935cm" fo:margin-left="0.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)" style:num-format="I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WW8Num3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</text:list-level-style-number>
      <text:list-level-style-number text:level="3" text:style-name="WW8Num34z2" style:num-suffix=")" style:num-format="1">
        <style:list-level-properties text:list-level-position-and-space-mode="label-alignment">
          <style:list-level-label-alignment text:label-followed-by="listtab" text:list-tab-stop-position="1.635cm" fo:margin-left="1cm"/>
        </style:list-level-properties>
      </text:list-level-style-number>
      <text:list-level-style-number text:level="4" text:style-name="WW8Num34z3" style:num-suffix=")" style:num-format="a" style:num-letter-sync="true">
        <style:list-level-properties text:list-level-position-and-space-mode="label-alignment">
          <style:list-level-label-alignment text:label-followed-by="listtab" text:list-tab-stop-position="2.136cm" fo:margin-left="1.501cm"/>
        </style:list-level-properties>
      </text:list-level-style-number>
      <text:list-level-style-number text:level="5" text:style-name="WW8Num34z4" style:num-suffix=")" style:num-format="i">
        <style:list-level-properties text:list-level-position-and-space-mode="label-alignment">
          <style:list-level-label-alignment text:label-followed-by="listtab" text:list-tab-stop-position="3.27cm" fo:margin-left="2cm"/>
        </style:list-level-properties>
      </text:list-level-style-number>
      <text:list-level-style-number text:level="6" text:style-name="WW8Num34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4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4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4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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 3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-">
        <style:list-level-properties text:list-level-position-and-space-mode="label-alignment">
          <style:list-level-label-alignment text:label-followed-by="listtab" text:list-tab-stop-position="0.935cm" fo:margin-left="0.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*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number text:level="2" text:style-name="WW8Num5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8Num55z0" style:num-prefix="*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55z1" style:num-pre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55z2" style:num-pre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55z3" style:num-prefix="(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55z4" style:num-prefix="(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55z5" style:num-prefix="(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55z6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55z7" style:num-pre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55z8" style:num-pre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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 3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5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5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5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5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3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z1" style:num-pre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60z2" style:num-pre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60z3" style:num-pre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60z4" style:num-pre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60z5" style:num-prefix="(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60z6" style:num-prefix="(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60z7" style:num-prefix="(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60z8" style:num-prefix="(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number text:level="2" text:style-name="WW8Num63z1" style:num-format="">
        <style:list-level-properties text:list-level-position-and-space-mode="label-alignment">
          <style:list-level-label-alignment text:label-followed-by="listtab" text:list-tab-stop-position="5.398cm" fo:text-indent="-1.016cm" fo:margin-left="5.398cm"/>
        </style:list-level-properties>
      </text:list-level-style-number>
      <text:list-level-style-number text:level="3" text:style-name="WW8Num63z1" style:num-format="1" text:display-levels="2">
        <style:list-level-properties text:list-level-position-and-space-mode="label-alignment">
          <style:list-level-label-alignment text:label-followed-by="listtab" text:list-tab-stop-position="5.652cm" fo:text-indent="-1.27cm" fo:margin-left="5.652cm"/>
        </style:list-level-properties>
      </text:list-level-style-number>
      <text:list-level-style-number text:level="4" text:style-name="WW8Num63z1" style:num-format="1" text:display-levels="3">
        <style:list-level-properties text:list-level-position-and-space-mode="label-alignment">
          <style:list-level-label-alignment text:label-followed-by="listtab" text:list-tab-stop-position="5.906cm" fo:text-indent="-1.524cm" fo:margin-left="5.906cm"/>
        </style:list-level-properties>
      </text:list-level-style-number>
      <text:list-level-style-number text:level="5" text:style-name="WW8Num63z1" style:num-format="">
        <style:list-level-properties text:list-level-position-and-space-mode="label-alignment">
          <style:list-level-label-alignment text:label-followed-by="listtab" text:list-tab-stop-position="6.16cm" fo:text-indent="-1.778cm" fo:margin-left="6.16cm"/>
        </style:list-level-properties>
      </text:list-level-style-number>
      <text:list-level-style-number text:level="6" text:style-name="WW8Num63z1" style:num-format="1" text:display-levels="4">
        <style:list-level-properties text:list-level-position-and-space-mode="label-alignment">
          <style:list-level-label-alignment text:label-followed-by="listtab" text:list-tab-stop-position="6.414cm" fo:text-indent="-2.032cm" fo:margin-left="6.414cm"/>
        </style:list-level-properties>
      </text:list-level-style-number>
      <text:list-level-style-number text:level="7" text:style-name="WW8Num63z1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2.286cm" fo:margin-left="6.668cm"/>
        </style:list-level-properties>
      </text:list-level-style-number>
      <text:list-level-style-number text:level="8" text:style-name="WW8Num63z1" style:num-suffix="." style:num-format="1" text:display-levels="7">
        <style:list-level-properties text:list-level-position-and-space-mode="label-alignment">
          <style:list-level-label-alignment text:label-followed-by="listtab" text:list-tab-stop-position="6.922cm" fo:text-indent="-2.54cm" fo:margin-left="6.922cm"/>
        </style:list-level-properties>
      </text:list-level-style-number>
      <text:list-level-style-number text:level="9" text:style-name="WW8Num63z1" style:num-suffix="." style:num-format="1" text:display-levels="8">
        <style:list-level-properties text:list-level-position-and-space-mode="label-alignment">
          <style:list-level-label-alignment text:label-followed-by="listtab" text:list-tab-stop-position="7.176cm" fo:text-indent="-2.794cm" fo:margin-left="7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5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65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65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65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65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65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65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65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+">
        <style:list-level-properties text:list-level-position-and-space-mode="label-alignment">
          <style:list-level-label-alignment text:label-followed-by="listtab" text:list-tab-stop-position="1.635cm" fo:margin-left="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7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officeooo:rsid="000f92a8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1.27cm" fo:margin-left="3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88cm" fo:margin-bottom="1.489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t : <text:span text:style-name="MT1">FILETU</text:span></text:p>
        <text:p text:style-name="MP1">Note de clarification</text:p>
      </style:header>
      <style:footer>
        <text:p text:style-name="MP2"><text:page-number text:select-page="current">4</text:page-number>/<text:span text:style-name="Page_20_Number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resse du document</dc:title>
    <meta:initial-creator>Antoine Frappier</meta:initial-creator>
    <meta:creation-date>2001-11-14T08:52:00</meta:creation-date>
    <dc:creator>Baptiste Perraud</dc:creator>
    <dc:date>2015-03-20T12:24:29.529000000</dc:date>
    <meta:print-date>2001-11-21T11:27:00</meta:print-date>
    <meta:editing-cycles>13</meta:editing-cycles>
    <meta:editing-duration>PT58M45S</meta:editing-duration>
    <meta:generator>LibreOffice/4.4.1.2$Windows_x86 LibreOffice_project/45e2de17089c24a1fa810c8f975a7171ba4cd432</meta:generator>
    <meta:document-statistic meta:table-count="3" meta:image-count="0" meta:object-count="0" meta:page-count="4" meta:paragraph-count="108" meta:word-count="615" meta:character-count="3738" meta:non-whitespace-character-count="3272"/>
  </office:meta>
</office:document-meta>
</file>